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8000003033130A7D01EB0F9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7.45cm" fo:min-width="18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57cm" svg:height="20.398cm" svg:x="2.27cm" svg:y="2.192cm">
          <draw:image xlink:href="Pictures/1000000100000208000003033130A7D01EB0F939.png" xlink:type="simple" xlink:show="embed" xlink:actuate="onLoad" draw:mime-type="image/png">
            <text:p/>
          </draw:image>
        </draw:frame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757cm" svg:height="20.398cm" svg:x="1.848cm" svg:y="1.874cm">
          <draw:image xlink:href="Pictures/1000000100000208000003033130A7D01EB0F93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3:59.467576176</meta:creation-date>
    <dc:date>2024-03-21T16:42:12.418434151</dc:date>
    <meta:editing-duration>PT8M13S</meta:editing-duration>
    <meta:editing-cycles>1</meta:editing-cycles>
    <meta:document-statistic meta:object-count="3"/>
    <meta:generator>LibreOffice/7.3.7.2$Linux_X86_64 LibreOffice_project/30$Build-2</meta:generator>
  </office:meta>
</office:document-meta>
</file>